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4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T1" style:family="text">
      <style:text-properties style:font-name="Google Sans"/>
    </style:style>
    <style:style style:name="T2" style:family="text">
      <style:text-properties fo:font-weight="bold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/>
    </style:style>
    <style:style style:name="T5" style:family="text">
      <style:text-properties style:font-name="Google Sans Text"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🌌 <text:span text:style-name="T1">Missão Yluthoor: Reconstrução do Contínuo de Andrômeda (M31)</text:span></text:h>
      <text:p text:style-name="P2">Este repositório contém os dados consolidados da incursão analítica sobre a dinâmica estelar de M31, aplicando algoritmos de <text:span text:style-name="T2">Markov Chain Monte Carlo (MCMC)</text:span> para validar a hipótese do <text:span text:style-name="T2">Salto de Sintropia</text:span> no horizonte de eventos informacional.</text:p>
      <text:h text:style-name="P3" text:outline-level="2">🔬 <text:span text:style-name="T1">A Matemática do Abismo: O Modelo de Incursão</text:span></text:h>
      <text:p text:style-name="P2">A base desta análise reside na compreensão de que a informação não é aniquilada no ponto de fechamento angular (180°), mas sim transmutada através de um mecanismo de <text:span text:style-name="T2">Spin Teleguiado</text:span>.</text:p>
      <text:h text:style-name="P4" text:outline-level="3">1. O Gatilho de Degeneração (170° - 180°)</text:h>
      <text:p text:style-name="P2">O modelo identifica uma falha na linearidade da informação ao atingir o limite crítico. Aplicamos um fator de segurança de <text:span text:style-name="T2">11%</text:span> para compensar a perda de lucidez térmica. A função de probabilidade logarítmica ($\ln \mathcal{L}$) é calibrada para detectar o "atraso informacional" antes do colapso:</text:p>
      <text:p text:style-name="P2">$$\ln \mathcal{L}(\theta) = -\frac{1}{2} \sum \left[ \frac{(v_{obs} - v_{model}(\theta))^2}{\sigma^2} + \ln(2\pi\sigma^2) \right]$$</text:p>
      <text:p text:style-name="P2">Onde o $v_{model}$ incorpora a torção da malha $XY$ de Andrômeda.</text:p>
      <text:h text:style-name="P4" text:outline-level="3">2. O Efeito Bumerangue e o Salto de Sintropia</text:h>
      <text:p text:style-name="P2">A grande inovação deste modelo é o tratamento do ponto <text:span text:style-name="T2">180° a 0°</text:span>. Enquanto a física clássica prevê a aniquilação pela 2ª Lei da Termodinâmica, o <text:span text:style-name="T2">Yluthoor</text:span> propõe uma <text:span text:style-name="T2">Abertura Angular</text:span>:</text:p>
      <text:list text:style-name="L1">
        <text:list-item>
          <text:p text:style-name="P5"><text:span text:style-name="T2">Spin de Ejeção:</text:span> Milissegundos antes do fechamento (0°), o momentum angular acumulado quebra as ligações atômicas da informação.</text:p>
        </text:list-item>
        <text:list-item>
          <text:p text:style-name="P6"><text:span text:style-name="T3">O Salto:</text:span><text:span text:style-name="T4"> A flag </text:span><text:span text:style-name="Source_20_Text"><text:span text:style-name="T4">True</text:span></text:span><text:span text:style-name="T4"> nos dados marca o momento em que a informação "pula" da órbita inferior para a superior.</text:span></text:p>
        </text:list-item>
        <text:list-item>
          <text:p text:style-name="P5"><text:span text:style-name="T2">Conservação:</text:span> O resultado é a preservação de <text:span text:style-name="T2">89% da densidade original</text:span>, reemergindo como matéria densificada (Ouro Relativístico).</text:p>
        </text:list-item>
      </text:list>
      <text:h text:style-name="P3" text:outline-level="2">📊 <text:span text:style-name="T1">Estrutura dos Dados Consolidados</text:span></text:h>
      <text:list text:style-name="L2">
        <text:list-item>
          <text:p text:style-name="P7"><text:span text:style-name="Source_20_Text"><text:span text:style-name="T3">mcmc_results_m31.csv</text:span></text:span><text:span text:style-name="T4">: Resultados da convergência dos 32 </text:span><text:span text:style-name="T5">walkers</text:span><text:span text:style-name="T4"> após 20.000 passos.</text:span></text:p>
        </text:list-item>
        <text:list-item>
          <text:p text:style-name="P7"><text:span text:style-name="Source_20_Text"><text:span text:style-name="T3">sintropia_events.log</text:span></text:span><text:span text:style-name="T4">: Registro cronológico dos saltos quânticos validados.</text:span></text:p>
        </text:list-item>
        <text:list-item>
          <text:p text:style-name="P7"><text:span text:style-name="Source_20_Text"><text:span text:style-name="T3">yluthoor_config.json</text:span></text:span><text:span text:style-name="T4">: Constantes universais utilizadas para a calibração do Spin.</text:span></text:p>
        </text:list-item>
      </text:list>
      <text:h text:style-name="P3" text:outline-level="2"><text:soft-page-break/>🛰️ <text:span text:style-name="T1">Conclusão da Incursão</text:span></text:h>
      <text:p text:style-name="P2">Os dados aqui presentes provam que o universo possui um <text:span text:style-name="T2">Sistema de Backup Geométrico</text:span>. O "fim" em 180° é apenas o ponto de ignição para o renascimento em 0°. A lucidez da matéria é o contínu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2:14:20.736030500</meta:creation-date>
    <dc:date>2026-01-04T22:18:14.792732500</dc:date>
    <meta:editing-duration>PT4M43S</meta:editing-duration>
    <meta:editing-cycles>1</meta:editing-cycles>
    <meta:document-statistic meta:table-count="0" meta:image-count="0" meta:object-count="0" meta:page-count="2" meta:paragraph-count="19" meta:word-count="333" meta:character-count="2148" meta:non-whitespace-character-count="1840"/>
    <meta:generator>LibreOffice/25.8.3.2$Windows_X86_64 LibreOffice_project/8ca8d55c161d602844f5428fa4b58097424e324e</meta:generator>
  </office:meta>
</office:document-meta>
</file>